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text-position="sub 58%"/>
    </style:style>
    <style:style style:name="T127" style:family="text">
      <style:text-properties fo:font-style="italic" style:font-style-asian="italic" style:font-style-complex="italic" style:text-position="sub 58%"/>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style:text-position="sub 58%"/>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text-position="sub 58%"/>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text-position="sub 58%"/>
    </style:style>
    <style:style style:name="T148" style:family="text">
      <style:text-properties fo:font-style="italic" style:font-style-asian="italic" style:font-style-complex="italic" style:text-position="sub 58%"/>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text-position="sub 58%"/>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text-position="sub 58%"/>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text-position="sub 58%"/>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style:text-position="sub 58%"/>
    </style:style>
    <style:style style:name="T171" style:family="text">
      <style:text-properties style:text-position="sub 58%"/>
    </style:style>
    <style:style style:name="T172" style:family="text">
      <style:text-properties style:text-position="sub 58%"/>
    </style:style>
    <style:style style:name="T173" style:family="text">
      <style:text-properties style:text-position="sub 58%"/>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The Early Spread of Mass Media Increases the Probability of Civil War: A Research Note</text:h>
      <text:p text:style-name="First_20_paragraph">Justin Murphy University of Southampton <text:a xlink:type="simple" xlink:href="mailto:j.murphy@soton.ac.uk" office:name=""><text:span text:style-name="Definition">j.murphy@soton.ac.uk</text:span></text:a> August 2014 </text:p>
      <text:h text:style-name="Heading_20_4" text:outline-level="4">Abstract:</text:h>
      <text:p text:style-name="First_20_paragraph">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and demonstrates a substantively different and improved accounting of the empirical relationship between mass media and civil war. Mass media density decreases the likelihood of civil war only after the threshold at which it constitutes a mass communications system; before that threshold, year-to-year increases in mass media density increase the likelihood of civil war.</text:p>
      <text:p text:style-name="Text_20_body">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draw:frame draw:name="img1" svg:width="0pt" svg:height="0pt"><draw:image xlink:href="Pictures/0.pdf" xlink:type="simple" xlink:show="embed" xlink:actuate="onLoad"/></draw:frame></text:p>
      <text:p text:style-name="Text_20_body">Although Warren shows that many statistical tests are consistent with this theory, which I will henceforth call the “general pacification theory,” it remains puzzling for two reasons. First, if higher levels of mass media density decrease the likelihood of civil war, it is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 Of course it is possible that other drivers of civil war onset have simply outweighed the pacifying effect of mass media; nonetheless, that an exponential increase in civil wars around the world coincides so closely with an exponential increase in mass media density is, at least, starkly puzzling fact given the general pacification theory.</text:p>
      <text:p text:style-name="Text_20_body">This research note argues that these empirically puzzling facts at the international level can be explained by improving two logical shortcomings in the general pacification theory. The first shortcoming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1" text:outline-level="1">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and Zanden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p text:style-name="Text_20_body">As robustness checks, subsequent models of the international-level dynamics include controls for global events likely to shape the likelihood of civil war onsets. <text:span text:style-name="T107">WWI</text:span> is a dummy variable for the years 1914-1918, <text:span text:style-name="T108">WWII</text:span> is a dummy variable for the years 1939-1944, and <text:span text:style-name="T109">Cold</text:span><text:span text:style-name="T110"> </text:span><text:span text:style-name="T111">War</text:span> is a dummy variable for the years 1947-1991. Finally, to check that results are not dependent on the years in which a value of 0 is imputed to televison density, I include the variable <text:span text:style-name="T112">IMPUTED</text:span> which is a dummy variable for all years before 1945. All dummy variables take a value of 1 when they are equal to the condition they state, and a value of 0 otherwise.</text:p>
      <text:h text:style-name="Heading_20_1" text:outline-level="1">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13">in</text:span><text:span text:style-name="T114"> </text:span><text:span text:style-name="T115">that</text:span><text:span text:style-name="T116"> </text:span><text:span text:style-name="T117">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8">Prima</text:span><text:span text:style-name="T119"> </text:span><text:span text:style-name="T120">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1" text:outline-level="1">Considering Non-Linearity with Semi-Parame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21">O</text:span><text:span text:style-name="T122">n</text:span><text:span text:style-name="T123">s</text:span><text:span text:style-name="T124">e</text:span><text:span text:style-name="T125">t</text:span><text:span text:style-name="T126">i</text:span><text:span text:style-name="T127">t</text:span> = <text:span text:style-name="T128">α</text:span> + <text:span text:style-name="T129">f</text:span><text:span text:style-name="T130">1</text:span>(<text:span text:style-name="T131">L</text:span><text:span text:style-name="T132">o</text:span><text:span text:style-name="T133">g</text:span><text:span text:style-name="T134">M</text:span><text:span text:style-name="T135">D</text:span><text:span text:style-name="T136">I</text:span><text:span text:style-name="T137">i</text:span><text:span text:style-name="T138">t</text:span>) + <text:span text:style-name="T139">C</text:span><text:span text:style-name="T140">o</text:span><text:span text:style-name="T141">n</text:span><text:span text:style-name="T142">t</text:span><text:span text:style-name="T143">r</text:span><text:span text:style-name="T144">o</text:span><text:span text:style-name="T145">l</text:span><text:span text:style-name="T146">s</text:span><text:span text:style-name="T147">i</text:span><text:span text:style-name="T148">t</text:span><text:span text:style-name="T149">β</text:span> + <text:span text:style-name="T150">ɛ</text:span><text:span text:style-name="T151">i</text:span></text:p>
      <text:p text:style-name="Text_20_body">where the partial-regression function <text:span text:style-name="T152">f</text:span><text:span text:style-name="T153">1</text:span>( ⋅ ) is fit by a smoothing spline (Fox 2002; “Modelling and Smoothing Parameter Estimation with Multiple Quadratic Penalties” 2000) and <text:span text:style-name="T154">C</text:span><text:span text:style-name="T155">O</text:span><text:span text:style-name="T156">N</text:span><text:span text:style-name="T157">T</text:span><text:span text:style-name="T158">R</text:span><text:span text:style-name="T159">O</text:span><text:span text:style-name="T160">L</text:span><text:span text:style-name="T161">S</text:span><text:span text:style-name="T162">i</text:span><text:span text:style-name="T163">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64">gam</text:span> in the <text:span text:style-name="T165">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1" text:outline-level="1">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Furthermore, to ensure the robustness of the results, all of the models in this section pertaining to this subset of pre-mass communications systems were tested separately using a series lower and higher cutoff values. The main results reported below for changes in MDI under the threshold of mass communications are consistent using a cutoff as low as 4 (13% percentile) and as high as 10 (27% percentile).<text:note text:id="ftn6" text:note-class="footnote"><text:note-citation>7</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7" text:note-class="footnote"><text:note-citation>8</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8" text:note-class="footnote"><text:note-citation>9</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66">X</text:span><text:span text:style-name="T167">t</text:span> − <text:span text:style-name="T168">X</text:span><text:span text:style-name="T169">t</text:span><text:span text:style-name="T170"> </text:span><text:span text:style-name="T171">−</text:span><text:span text:style-name="T172"> </text:span><text:span text:style-name="T173">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9" text:note-class="footnote"><text:note-citation>10</text:note-citation><text:note-body><text:p text:style-name="Footnote">The smallest year-to-year change within this subset is -5.43 and the maximum is 3.41.</text:p></text:note-body></text:note> In other words, year-to-year differences are both substantively pertinent and theoretically appropriate for testing the observable implications of the hypothesis developed above.</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low 0.03 to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74">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arguably more politically salient) for the same reason. Indeed, it is within the 95% confidence bands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Observable Implication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1" text:outline-level="1">Mass Media Density and Civil Wars at the International Level</text:h>
      <text:p text:style-name="First_20_paragraph">Table 4 models the number of civil wars in the international system using the negative binomial distribution and lagged levels as well as first differences of the number of civil wars on the right-hand side of the equation. Model 1 is a baseline model. Column 2 includes controls variables <text:span text:style-name="T175">WW1</text:span>, <text:span text:style-name="T176">WW2</text:span>, and <text:span text:style-name="T177">COLD</text:span><text:span text:style-name="T178"> </text:span><text:span text:style-name="T179">WAR.</text:span> Column 3 adds to these the control variable <text:span text:style-name="T180">IMPUTED.</text:span> Each model provides evidence for Observable Implication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181">WW1</text:span>, <text:span text:style-name="T182">WW2</text:span>, and <text:span text:style-name="T183">COLD</text:span><text:span text:style-name="T184"> </text:span><text:span text:style-name="T185">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Bolt, J, and J L van Zanden. 2013. “The First Update of the Maddison Project; Re-Estimating Growth Before 1820.” <text:span text:style-name="T186">Maddison</text:span><text:span text:style-name="T187"> </text:span><text:span text:style-name="T188">Project</text:span><text:span text:style-name="T189"> </text:span><text:span text:style-name="T190">Working</text:span><text:span text:style-name="T191"> </text:span><text:span text:style-name="T192">Paper</text:span> 4.</text:p>
      <text:p text:style-name="Text_20_body">Fox, John. 2002. “Nonparametric Regression.” In <text:span text:style-name="T193">An</text:span><text:span text:style-name="T194"> </text:span><text:span text:style-name="T195">R</text:span><text:span text:style-name="T196"> </text:span><text:span text:style-name="T197">and</text:span><text:span text:style-name="T198"> </text:span><text:span text:style-name="T199">S</text:span><text:span text:style-name="T200">-</text:span><text:span text:style-name="T201">Plus</text:span><text:span text:style-name="T202"> </text:span><text:span text:style-name="T203">Companion</text:span><text:span text:style-name="T204"> </text:span><text:span text:style-name="T205">to</text:span><text:span text:style-name="T206"> </text:span><text:span text:style-name="T207">Applied</text:span><text:span text:style-name="T208"> </text:span><text:span text:style-name="T209">Regression</text:span>, Thousand Oaks, CA.</text:p>
      <text:p text:style-name="Text_20_body">Frölich, Markus. 2006. “Non-Parametric Regression for Binary Dependent Variables.” <text:span text:style-name="T210">Econometrics</text:span><text:span text:style-name="T211"> </text:span><text:span text:style-name="T212">Journal</text:span> 9(3): 511–40.</text:p>
      <text:p text:style-name="Text_20_body">Gelman, Andrew. 2008. “Scaling Regression Inputs by Dividing by Two Standard Deviations.” <text:span text:style-name="T213">Statistics</text:span><text:span text:style-name="T214"> </text:span><text:span text:style-name="T215">in</text:span><text:span text:style-name="T216"> </text:span><text:span text:style-name="T217">Medicine</text:span> 27(15): 2865–73.</text:p>
      <text:p text:style-name="Text_20_body">Hintze, Jerry L, and Ray D Nelson. 1998. “Violin Plots: A Box Plot-Density Trace Synergism.” <text:span text:style-name="T218">The</text:span><text:span text:style-name="T219"> </text:span><text:span text:style-name="T220">American</text:span><text:span text:style-name="T221"> </text:span><text:span text:style-name="T222">Statistician</text:span> 52(2): 181–84.</text:p>
      <text:p text:style-name="Text_20_body">Im, Kyung So, M Hashem Pesaran, and Yongcheol Shin. 2003. “Testing for Unit Roots in Heterogeneous Panels.” <text:span text:style-name="T223">Journal</text:span><text:span text:style-name="T224"> </text:span><text:span text:style-name="T225">of</text:span><text:span text:style-name="T226"> </text:span><text:span text:style-name="T227">Econometrics</text:span> 115(1): 53–74.</text:p>
      <text:p text:style-name="Text_20_body">Kastellec, Jonathan P, and Eduardo L Leoni. 2007. “Using Graphs Instead of Tables in Political Science.” <text:span text:style-name="T228">Perspectives</text:span><text:span text:style-name="T229"> </text:span><text:span text:style-name="T230">on</text:span><text:span text:style-name="T231"> </text:span><text:span text:style-name="T232">Politics</text:span> 5(04): 755–71.</text:p>
      <text:p text:style-name="Text_20_body">King, G, R O Keohane, and S Verba. 1994. <text:span text:style-name="T233">Designing</text:span><text:span text:style-name="T234"> </text:span><text:span text:style-name="T235">Social</text:span><text:span text:style-name="T236"> </text:span><text:span text:style-name="T237">Inquiry</text:span><text:span text:style-name="T238">:</text:span><text:span text:style-name="T239"> </text:span><text:span text:style-name="T240">Scientific</text:span><text:span text:style-name="T241"> </text:span><text:span text:style-name="T242">Inference</text:span><text:span text:style-name="T243"> </text:span><text:span text:style-name="T244">in</text:span><text:span text:style-name="T245"> </text:span><text:span text:style-name="T246">Qualitative</text:span><text:span text:style-name="T247"> </text:span><text:span text:style-name="T248">Research</text:span>. Princeton University Press.</text:p>
      <text:p text:style-name="Text_20_body">King, Gary, and Langche Zeng. 2001. “Logistic Regression in Rare Events Data.” <text:span text:style-name="T249">Political</text:span><text:span text:style-name="T250"> </text:span><text:span text:style-name="T251">Analysis</text:span> 9(2): 137–63.</text:p>
      <text:p text:style-name="Text_20_body">Levin, Andrew, Chien-Fu Lin, and Chia-Shang James Chu. 2002. “Unit Root Tests in Panel Data: Asymptotic and Finite-Sample Properties.” <text:span text:style-name="T252">Journal</text:span><text:span text:style-name="T253"> </text:span><text:span text:style-name="T254">of</text:span><text:span text:style-name="T255"> </text:span><text:span text:style-name="T256">Econometrics</text:span> 108(1): 1–24.</text:p>
      <text:p text:style-name="Text_20_body">“Modelling and Smoothing Parameter Estimation with Multiple Quadratic Penalties.” 2000. <text:span text:style-name="T257">Journal</text:span><text:span text:style-name="T258"> </text:span><text:span text:style-name="T259">of</text:span><text:span text:style-name="T260"> </text:span><text:span text:style-name="T261">the</text:span><text:span text:style-name="T262"> </text:span><text:span text:style-name="T263">Royal</text:span><text:span text:style-name="T264"> </text:span><text:span text:style-name="T265">Statistical</text:span><text:span text:style-name="T266"> </text:span><text:span text:style-name="T267">Society</text:span><text:span text:style-name="T268"> </text:span><text:span text:style-name="T269">(</text:span><text:span text:style-name="T270">B</text:span><text:span text:style-name="T271">)</text:span> 62(2): 413–28.</text:p>
      <text:p text:style-name="Text_20_body">Sambanis, N. 2004. “What Is Civil War?: Conceptual and Empirical Complexities of an Operational Definition.” <text:span text:style-name="T272">Journal</text:span><text:span text:style-name="T273"> </text:span><text:span text:style-name="T274">of</text:span><text:span text:style-name="T275"> </text:span><text:span text:style-name="T276">Conflict</text:span><text:span text:style-name="T277"> </text:span><text:span text:style-name="T278">Resolution</text:span> 48(6): 81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